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fo:language="fr" fo:country="BE" officeooo:rsid="0000d3a6" officeooo:paragraph-rsid="0000d3a6"/>
    </style:style>
    <style:style style:name="P2" style:family="paragraph" style:parent-style-name="Standard">
      <style:text-properties officeooo:paragraph-rsid="0001fab8"/>
    </style:style>
    <style:style style:name="P3" style:family="paragraph" style:parent-style-name="Standard">
      <style:text-properties officeooo:rsid="0001fab8" officeooo:paragraph-rsid="0001fab8"/>
    </style:style>
    <style:style style:name="T1" style:family="text">
      <style:text-properties style:font-name="Segoe UI" fo:language="fr" fo:country="BE"/>
    </style:style>
    <style:style style:name="T2" style:family="text">
      <style:text-properties style:font-name="Segoe UI" fo:language="fr" fo:country="BE" officeooo:rsid="0000d3a6"/>
    </style:style>
    <style:style style:name="T3" style:family="text">
      <style:text-properties style:font-name="Segoe UI" fo:language="fr" fo:country="BE" officeooo:rsid="0001fa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ur ce projet j’avais je choix entre créer moi même mon système d’identification ou utiliser Identity.<text:line-break/>Dans un premier temps, je pensais, dans un but didactique, faire mon propre système d’identification. Mais après réflexion, comme il y avait des chances que ma web app soit mise en production, j’ai alors décidé de me tourner faire Microsoft Identity framework (avec EF Core) pour gérer l’identification sur ma web app. <text:line-break/>Dans un premier temps j’ai cru également gagner du temps. Malheureusement, le framework étant assez rigide, j’ai passer beaucoup de temps à trouver comment bien l’intégrer dans mon architecture. <text:line-break/>Je suis partie dur une architecture DDD, avec une application bien séparée de de la couche de présentation. Mon application est elle même divisée entre Business qui s’occupe de la logique et DAL qui s’occupe de la relation avec la DB. Identity normalement est fait pour être intégré dans une application MVC où la DAL est également comprise dedans. De plus, Identity travaille directement avec les entités et les injecte directement dans le MVC. </text:p>
      <text:p text:style-name="P1">Donc dans un premier temps, j’ai réussi à mettre identity dans une DAL séparée, partageant la DB avec les autres classes de mon application. </text:p>
      <text:p text:style-name="P1">Pour mes autres classes (donc tout, User exclu), J’utilise un repository pattern (avec éventuellement UnitOfWork, que j’ai ensuite abandonné pour des raisons de facilité avec Identity). Or, toutes les méthodes et toute la logique de Identity est cachée et ne peut pas être utilisée si je rajoute le niveau d’abstraction supplémentaire du repository pattern. Du coup, j’abandonne les repository pattern pour tout ce qui concerne User et Identity pour avoir accès directement et pouvoir utiliser tout ce qui est implémenté avec identity. Etant donné que Identity travail avec essentiellement des données non persistantes, le repository pattern y trouve encore moins sa place.</text:p>
      <text:p text:style-name="P2"><text:span text:style-name="T2">La question est : Dois)je abandonné le repository pattern pour toute ma DAL ou uniquement ce qui concerne l’identification ? Mon choix s’est porté sur </text:span><text:span text:style-name="T3">GARDER le repository pattern pour ce qui ne concerne pas l’identification. En effet, le repository pattern encapsule dans un niveau d’abstraction plus élevé apportant plus de flexibilité (pouvoir changer le système d’ORM etc. plus aisément), facilité de tests ET plus de sécurité, perméabilité avec la DB. </text:span></text:p>
      <text:p text:style-name="P2"><text:span text:style-name="T3">DONC:Dès que mon application aura besoin l’identification / gestion des users, elle fera appel directement à identity. Une fois que la partie LOG est faite et gardée en cookie, les manipulations demandes envers la base de donnée se feront normalement avec mon repository pattern etc. <text:s/></text:span></text:p>
      <text:p text:style-name="P3"><text:span text:style-name="T3">M</text:span><text:span text:style-name="T1">aintenant, il faut voir dans la pratiqu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5-29T12:02:13.712000000</dc:date>
    <meta:editing-duration>PT4M2S</meta:editing-duration>
    <meta:editing-cycles>1</meta:editing-cycles>
    <meta:document-statistic meta:table-count="0" meta:image-count="0" meta:object-count="0" meta:page-count="1" meta:paragraph-count="6" meta:word-count="420" meta:character-count="2665" meta:non-whitespace-character-count="2243"/>
  </office:meta>
</office:document-meta>
</file>